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/>
      <style:text-properties fo:language="en" fo:country="US"/>
    </style:style>
    <style:style style:name="P4" style:family="paragraph" style:parent-style-name="Normal_20__28_Web_29_" style:master-page-name="Standard">
      <style:paragraph-properties fo:margin-top="0cm" fo:margin-bottom="0cm" style:page-number="auto">
        <style:tab-stops>
          <style:tab-stop style:position="8.001cm" style:type="center"/>
        </style:tab-stops>
      </style:paragraph-properties>
    </style:style>
    <style:style style:name="T1" style:family="text">
      <style:text-properties fo:color="#0070c0" style:font-name="Arial Narrow" fo:font-size="22pt" fo:font-weight="bold" style:font-size-asian="22pt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0pt" style:font-size-asian="10pt"/>
    </style:style>
    <style:style style:name="T5" style:family="text">
      <style:text-properties fo:font-style="italic" style:font-style-asian="italic"/>
    </style:style>
    <style:style style:name="T6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<text:tab/>Syntaks-analyse for uttrykk i Simua</text:span></text:p>
      <text:p text:style-name="P1"><text:span text:style-name="T3">Stein Krogdahl</text:span></text:p>
      <text:p text:style-name="P2"/>
      <text:p text:style-name="P2">Dette er forslag til recursiv-descent-metoder som analyserer uttrykks-syntaksen for Simula, og som bygger et tilsvarende syntaks-tre. <text:s/>Merk at den vil godkjenne ting som <text:s/>“ a &amp;&amp; b - c”, <text:s/>slik at endelig godkjenning først kan gjøres etter binding og typeanalyse. <text:s/>Den vil derimot <text:span text:style-name="T5">ikke</text:span> godkjenne “a IMP b EQV c” siden IMP og EQV bare kan ha to operander, og at denne feilen ikke vil bli oppdaget i semantikksjekken. <text:s/>Den godkjenner heller ikke “a &lt; b &lt; c” selv om dette <text:span text:style-name="T5">ville</text:span> bli oppdaget i semantikksjekken (skal også bare ha to operander).</text:p>
      <text:p text:style-name="P2"/>
      <text:p text:style-name="P2">Assignment er ikke med her, men vi må her huske at Simula bruker runde parenteser også til indeksering av arrayer slik at f.eks. “a(5):= <text:s/>4” <text:s/>må godkjennes i syntaksanalysen, og at om “a” (etter binding) <text:s/>viser seg å være en prosedyre så er dette ulovlig. <text:s/>Siden kall på prosedyrer uten parametere ikke skal ha (tom) parameter-parentes så vil jo tilsvarende gjelde for “a:= b” om a viser seg å være en prosedyre.</text:p>
      <text:p text:style-name="P2"/>
      <text:p text:style-name="P2">For å føle meg tryggere på hva jeg gjør har jeg her tenkt meg at alle presedens-nivåer har sin egen metode, men jeg har altså rasjonalisert litt med metoder som har samme form. <text:s/>Da får man i hvert fall full kontroll over der det bare kan være to operander, og der det kan være flere <text:s/>Det samme gjelser prefiks- og postfiksoperasjoner, selv om jeg må innrømme at jeg stadig måtte tilbake til disse for å diskutere med meg selv om det faktisk ble riktig. <text:s/>Ble de det? <text:s/>Jeg skal ikke mene noe m det er greiest å bruke nivåteller eller flere metoder slik som her.<text:bookmark text:name="_GoBack"/></text:p>
      <text:p text:style-name="P2"/>
      <text:p text:style-name="P2">Det er en generell filosofi for metodene under at, når metoden for denne syntakstiske enheten kalles, inneholder variablen “cur” allerede det første token i den syntaktiske enhet metoden behandler, og at når metoden avsluttes <text:s/>så vil cur inneholde tokenet BAK den tilsvarende syntakstiske enheten. Metoden “moveCur” må kalles mange steder for å leve opp til denne reglen. <text:s/>Generelt er hele dette apparatet et alternativ til Øysteins metoder “expect” <text:s/>og “accept”, men jeg mener ikke derved at mitt er bedre. <text:s/>Jeg er bare vandt til å tenke i det.</text:p>
      <text:p text:style-name="P2"/>
      <text:p text:style-name="P2"><text:span text:style-name="T2">NB:</text:span> I programmet under tenkes det definert en klasse “Expression”, og et antall subklasser av denne som har null, én, to eller tre sub-pekere, samt variable. <text:s/>Når man skal aksessere disse gjennom en Expression-peker til objektet må man derfor bruke et typekast, men det er ikke gjort i teksten under. <text:s/>Videre er det noen unøyaktigheter mht. typene når den aktuelle operasjonen legges inn i noden. Og selvfølgelig: <text:s/>programmet er ikke testet (eller i det hele tatt kjørt), så det er sikkert mange tullefeil.</text:p>
      <text:p text:style-name="P2"/>
      <text:p text:style-name="P2">// ----------------------------------- <text:s/>Globale deklarasjoner: <text:s/>------------------------------------</text:p>
      <text:p text:style-name="P2">Token cur; <text:s/>// Felles-variabel. <text:s/>Har inneværende Token. <text:s/>Initiert med første token</text:p>
      <text:p text:style-name="P2">void moveCur(); <text:s/>// Henter neste token inn i variablen cur</text:p>
      <text:p text:style-name="P2"/>
      <text:p text:style-name="P2">// --------------------- <text:s/>Selve metodene som analyserer og bygger tre: <text:s/>-------------------</text:p>
      <text:p text:style-name="P2"><text:span text:style-name="T6">Expression parseGENEXPR() {</text:span></text:p>
      <text:p text:style-name="P2"><text:span text:style-name="T6"><text:s text:c="5"/>Expression retExpr;</text:span></text:p>
      <text:p text:style-name="P2"><text:span text:style-name="T6"><text:s text:c="5"/>If (cur == IF) {</text:span></text:p>
      <text:p text:style-name="P2"><text:span text:style-name="T6"><text:s text:c="10"/></text:span>moveCur(); <text:s text:c="2"/>// Betyr altså: cur = next Token</text:p>
      <text:p text:style-name="P2"><text:s text:c="10"/>retExpr = new IFTHENELSEnode( ); <text:s/>// ingen parameter, bare denne klassen</text:p>
      <text:p text:style-name="P2"><text:s text:c="10"/><text:span text:style-name="T6">retExpr.cond = parseGENEXPR();</text:span></text:p>
      <text:p text:style-name="P2"><text:span text:style-name="T6"><text:s text:c="10"/>If (cur != </text:span>THEN) { ERROR ... } <text:s text:c="3"/>// <text:s/>Feil i betingelse eller mangler “then”.</text:p>
      <text:p text:style-name="P2"><text:s text:c="10"/><text:span text:style-name="T6">moveCur(); <text:s text:c="2"/></text:span></text:p>
      <text:p text:style-name="P2"><text:soft-page-break/><text:span text:style-name="T6"><text:s text:c="10"/>retExpr.if = parseORELSE(); <text:s/>// Tilsvarer “simple expression”</text:span></text:p>
      <text:p text:style-name="P2"><text:span text:style-name="T6"><text:s text:c="10"/>If (cur != </text:span>ELSE) { ERROR ... } <text:s text:c="3"/>// <text:s/>Feil i <text:s/>then-gren eller mangler else.</text:p>
      <text:p text:style-name="P2"><text:s text:c="10"/>moveCur();</text:p>
      <text:p text:style-name="P2"><text:s text:c="10"/>retExpr.else = parseGENEXPR();</text:p>
      <text:p text:style-name="P2"><text:s text:c="5"/>} else {</text:p>
      <text:p text:style-name="P2"><text:s text:c="10"/>retExpr = parseORELSE</text:p>
      <text:p text:style-name="P2"><text:s text:c="5"/>}</text:p>
      <text:p text:style-name="P2">} <text:s text:c="7"/></text:p>
      <text:p text:style-name="P2"/>
      <text:p text:style-name="P2">// Metoden under tilsvarer altså “simple expression”. <text:s/>Bør det puttes inn en faktisk metode “parseSIMPLEEXPR” mellom her? Hva skal den eventuelt gjøre?</text:p>
      <text:p text:style-name="P2"/>
      <text:p text:style-name="P2">Expression parseORELSE() { <text:s text:c="2"/>// Metode-form 9: Kan ha en eller flere operander, tolkes venstreassos.</text:p>
      <text:p text:style-name="P2"><text:s text:c="5"/><text:span text:style-name="T6">Expression retExpr, expr;</text:span></text:p>
      <text:p text:style-name="P2"><text:span text:style-name="T6"><text:s text:c="5"/>retExpr = parseANDTHEN();</text:span></text:p>
      <text:p text:style-name="P2"><text:span text:style-name="T6"><text:s text:c="5"/></text:span>while (cur == ORELSE) <text:s/>{</text:p>
      <text:p text:style-name="P2"><text:s text:c="10"/>expr <text:s/>= new BinaryNode(cur) <text:s/>; <text:s text:c="3"/>// Bygger tre med ny node (rot) på toppen</text:p>
      <text:p text:style-name="P2"><text:s text:c="10"/>moveCur(); <text:s/></text:p>
      <text:p text:style-name="P2"><text:s text:c="10"/>expr.left = retExpr; <text:s text:c="35"/>// Gammel rot blir ny rot sitt venstre subtre <text:s text:c="7"/></text:p>
      <text:p text:style-name="P2"><text:s text:c="10"/>expr.rigtht = parseANDTHEN(); <text:s text:c="13"/>// Nytt høyre subtre.</text:p>
      <text:p text:style-name="P2"><text:s text:c="10"/>retExpr = expr;</text:p>
      <text:p text:style-name="P2"><text:s text:c="5"/>}</text:p>
      <text:p text:style-name="P2"><text:s text:c="5"/>return retExp;</text:p>
      <text:p text:style-name="P2">}</text:p>
      <text:p text:style-name="P2"><text:s text:c="9"/></text:p>
      <text:p text:style-name="P2">&lt; <text:s/>Metode parseANDTHEN med metode-form 9, kall EQV &gt; </text:p>
      <text:p text:style-name="P2"/>
      <text:p text:style-name="P2">Expression parseEQV() { <text:s text:c="2"/>// Metode-form 2: Kan ha EN eller TO operander</text:p>
      <text:p text:style-name="P2"><text:s text:c="5"/><text:span text:style-name="T6">Expression retExpr, expr;</text:span></text:p>
      <text:p text:style-name="P2"><text:span text:style-name="T6"><text:s text:c="5"/>retExpr = parseIMP();</text:span></text:p>
      <text:p text:style-name="P2"><text:span text:style-name="T6"><text:s text:c="5"/>if (cur == IMP) {</text:span></text:p>
      <text:p text:style-name="P2"><text:span text:style-name="T6"><text:s text:c="10"/>moveCur(); <text:s text:c="4"/></text:span></text:p>
      <text:p text:style-name="P2"><text:span text:style-name="T6"><text:s text:c="10"/>expr <text:s/>= new BinaryNode(“EQV”) <text:s/>; <text:s text:c="3"/></text:span></text:p>
      <text:p text:style-name="P2"><text:span text:style-name="T6"><text:s text:c="10"/>expr.left = retExpr;</text:span></text:p>
      <text:p text:style-name="P2"><text:span text:style-name="T6"><text:s text:c="10"/>retExpr.rigtht = parseIMP();</text:span></text:p>
      <text:p text:style-name="P2"><text:span text:style-name="T6"><text:s text:c="5"/></text:span>}</text:p>
      <text:p text:style-name="P2"><text:s text:c="5"/>return retExpr;</text:p>
      <text:p text:style-name="P2">}</text:p>
      <text:p text:style-name="P2"/>
      <text:p text:style-name="P2">&lt; <text:s/>Metode parseIMP med Metode-form 2, kall OR &gt; </text:p>
      <text:p text:style-name="P2"/>
      <text:p text:style-name="P2">&lt; <text:s/>Metode parseOR med metode-form 9, kall AND &gt;</text:p>
      <text:p text:style-name="P2"/>
      <text:p text:style-name="P2">&lt; <text:s/>Metode parseAND med metode-form 9, kall NOT &gt;</text:p>
      <text:p text:style-name="P2"/>
      <text:p text:style-name="P2">Expression <text:s/>parseNOT() { <text:s text:c="2"/>// Metode-form 1: <text:s/>Unær prefiks-operasjon, EN operand</text:p>
      <text:p text:style-name="P2"><text:s text:c="5"/><text:span text:style-name="T6">Expression retExpr;</text:span></text:p>
      <text:p text:style-name="P2"><text:span text:style-name="T6"><text:s text:c="5"/>if (cur == NOT) {</text:span></text:p>
      <text:p text:style-name="P2"><text:span text:style-name="T6"><text:s text:c="10"/></text:span>retExpr <text:s/>= new UnaryNode(cur); <text:s text:c="3"/>// Form 1 skal også brukes for unær +/-</text:p>
      <text:p text:style-name="P2"><text:s text:c="10"/>moveCur(); <text:s text:c="4"/></text:p>
      <text:p text:style-name="P2"><text:s text:c="10"/>retExpr.sub = ParseREL(); <text:s/>// <text:s/>Flere not etter hverandre godtas ikke</text:p>
      <text:p text:style-name="P2"><text:s text:c="5"/><text:span text:style-name="T6">} else {</text:span></text:p>
      <text:p text:style-name="P2"><text:soft-page-break/><text:span text:style-name="T6"><text:s text:c="10"/>retExpr = ParseREL();</text:span></text:p>
      <text:p text:style-name="P2"><text:span text:style-name="T6"><text:s text:c="5"/>}</text:span></text:p>
      <text:p text:style-name="P2"><text:span text:style-name="T6"><text:s text:c="5"/>return retExpr;</text:span></text:p>
      <text:p text:style-name="P2"><text:span text:style-name="T6">}</text:span></text:p>
      <text:p text:style-name="P3"/>
      <text:p text:style-name="P2"><text:span text:style-name="T6">Expression parseREL() { <text:s text:c="2"/>// Metode-form <text:s text:c="5"/></text:span></text:p>
      <text:p text:style-name="P2"><text:span text:style-name="T6"><text:s text:c="5"/>Expression retExpr, expr;</text:span></text:p>
      <text:p text:style-name="P2"><text:span text:style-name="T6"><text:s text:c="5"/></text:span>retexpr = parseADDSUB();</text:p>
      <text:p text:style-name="P2"><text:s text:c="5"/>if (cur == REL) <text:s text:c="26"/>// Om det er en av relasjons-operasjonene</text:p>
      <text:p text:style-name="P2"><text:s text:c="10"/><text:span text:style-name="T6">expr <text:s/>= new BinaryNode(cur) <text:s/>; <text:s text:c="2"/></text:span></text:p>
      <text:p text:style-name="P2"><text:span text:style-name="T6"><text:s text:c="10"/>moveCur(); <text:s text:c="3"/></text:span></text:p>
      <text:p text:style-name="P2"><text:span text:style-name="T6"><text:s text:c="10"/>expr.left = retExpr;</text:span></text:p>
      <text:p text:style-name="P2"><text:span text:style-name="T6"><text:s text:c="10"/>expr.rigtht = parseADDSUB();</text:span></text:p>
      <text:p text:style-name="P2"><text:span text:style-name="T6"><text:s text:c="10"/></text:span>retExpr = expr;</text:p>
      <text:p text:style-name="P2"><text:s text:c="5"/>}</text:p>
      <text:p text:style-name="P2"><text:s text:c="5"/>return retExpr;</text:p>
      <text:p text:style-name="P2">}</text:p>
      <text:p text:style-name="P2"/>
      <text:p text:style-name="P2">&lt; <text:s/>Metode parseADDSUB med Form 9, kall UNIADDSUB &gt; </text:p>
      <text:p text:style-name="P2"/>
      <text:p text:style-name="P2">&lt; Metode parseUNIADDSUB med form 1 (som NOT), kall MULDIV &gt;</text:p>
      <text:p text:style-name="P2"/>
      <text:p text:style-name="P2">&lt; <text:s/>Metode parseMULDIV med Form 9, kall EXPON <text:s/>&gt;</text:p>
      <text:p text:style-name="P2"/>
      <text:p text:style-name="P2">&lt; <text:s/>Metode parseEXPON med Form 9, kall BASICEXPR &gt; <text:s/>// EXPON er altså venstre-ass. i Simula!?</text:p>
      <text:p text:style-name="P2"/>
      <text:p text:style-name="P2">Expression parseBASICEXPR() { <text:s text:c="5"/>// Dette er vel kanskje det samme som “primary”?</text:p>
      <text:p text:style-name="P2">// Merk: Alt som kan stå foran et postfix (DOT, IS, IN og QUA) må være et BASICEXPR</text:p>
      <text:p text:style-name="P2"><text:s text:c="5"/><text:span text:style-name="T6">Expression retExpr, expr;</text:span></text:p>
      <text:p text:style-name="P2"><text:span text:style-name="T6"><text:s text:c="5"/>if (cur == LEFTPAR) {</text:span></text:p>
      <text:p text:style-name="P2"><text:span text:style-name="T6"><text:s text:c="10"/>moveCur(); <text:s/></text:span></text:p>
      <text:p text:style-name="P2"><text:span text:style-name="T6"><text:s text:c="10"/>retExpr = ParseGENEXPR();</text:span></text:p>
      <text:p text:style-name="P2"><text:span text:style-name="T6"><text:s text:c="10"/>if (cur != </text:span>LEFTPAR) { ERROR … } <text:s text:c="2"/>// Venstreparentes mangler, <text:s/>eller feil I uttrykk.</text:p>
      <text:p text:style-name="P2"><text:s text:c="10"/><text:span text:style-name="T6">moveCur();</text:span></text:p>
      <text:p text:style-name="P2"><text:span text:style-name="T6"><text:s text:c="5"/>} else If (cur == THIS) {</text:span></text:p>
      <text:p text:style-name="P2"><text:span text:style-name="T6"><text:s text:c="10"/></text:span>retExpr = parseTHIS(); <text:s/>// Eller gjøre det ferdig her?</text:p>
      <text:p text:style-name="P2"><text:s text:c="5"/>} else If (cur == NEW) {</text:p>
      <text:p text:style-name="P2"><text:s text:c="10"/>retExpr = parseNEW(); <text:s/>// Eller gjøre det ferdig her?</text:p>
      <text:p text:style-name="P2"><text:s text:c="5"/><text:span text:style-name="T6">} else If (cur == CONSTANT) {</text:span></text:p>
      <text:p text:style-name="P2"><text:span text:style-name="T6"><text:s text:c="10"/>retExpr = new ZeroNode(CONST);</text:span></text:p>
      <text:p text:style-name="P2"><text:span text:style-name="T6"><text:s text:c="10"/>retExpr.value = cur.value;</text:span></text:p>
      <text:p text:style-name="P2"><text:span text:style-name="T6"><text:s text:c="10"/>moveCur(); <text:s text:c="9"/></text:span></text:p>
      <text:p text:style-name="P2"><text:span text:style-name="T6"><text:s text:c="5"/>} else If (cur == NAME) { </text:span></text:p>
      <text:p text:style-name="P2"><text:span text:style-name="T6"><text:s text:c="10"/>retExpr = parseVARARRCALL(); <text:s text:c="3"/>// see below</text:span></text:p>
      <text:p text:style-name="P2"><text:span text:style-name="T6"><text:s text:c="5"/></text:span>} else { ERROR …} <text:s/>// Uttrykk forventes her eller det starter galt </text:p>
      <text:p text:style-name="P2"/>
      <text:p text:style-name="P2"><text:s text:c="4"/>// Så kan det komme en sekvens av postfikser, som bygger tre “oppover mot høyre”</text:p>
      <text:p text:style-name="P2"><text:s text:c="5"/><text:span text:style-name="T6">while (cur == DOT || cur== IS || cur == IN || cur == QUA <text:s/>) { <text:s/></text:span></text:p>
      <text:p text:style-name="P2"><text:span text:style-name="T6"><text:s text:c="5"/>if (cur == DOT ) {</text:span></text:p>
      <text:p text:style-name="P2"><text:span text:style-name="T6"><text:s text:c="15"/>expr = new BinaryNode(DOT) {</text:span></text:p>
      <text:p text:style-name="P2"><text:span text:style-name="T6"><text:s text:c="15"/>moveCur();</text:span></text:p>
      <text:p text:style-name="P2"><text:span text:style-name="T6"><text:s text:c="15"/>expr.left = retExpr;</text:span></text:p>
      <text:p text:style-name="P2"><text:soft-page-break/><text:span text:style-name="T6"><text:s text:c="15"/>expr.right = parseVARARRCALL();</text:span></text:p>
      <text:p text:style-name="P2"><text:span text:style-name="T6"><text:s text:c="15"/>retExpr = expr;</text:span></text:p>
      <text:p text:style-name="P2"><text:span text:style-name="T6"><text:s text:c="10"/>} else { <text:s/>// Vet at cur == IS or cur == IN or cur == QUA. <text:s/></text:span>Alle skal ha et klassenavn etter seg</text:p>
      <text:p text:style-name="P2"><text:s text:c="15"/>expr = new ISINQUAnode(cur); <text:s/>// <text:s/>Kunne kanskje brukt samme som ved Not og Unary +/-</text:p>
      <text:p text:style-name="P2"><text:s text:c="15"/><text:span text:style-name="T6">moveCur();</text:span></text:p>
      <text:p text:style-name="P2"><text:span text:style-name="T6"><text:s text:c="15"/>expr.sub = retExpr</text:span></text:p>
      <text:p text:style-name="P2"><text:span text:style-name="T6"><text:s text:c="15"/>if ( cur != </text:span>NAME ) then { ERROR … } <text:s/>// Etter IS, IN eller QUA skal det være et (klasse)navn </text:p>
      <text:p text:style-name="P2"><text:s text:c="15"/>expr.className = cur.name; <text:s/>// Klassenavnet lagres altså ikke i en sub-node, men i noden</text:p>
      <text:p text:style-name="P2"><text:s text:c="15"/><text:span text:style-name="T6">moveCur();</text:span></text:p>
      <text:p text:style-name="P2"><text:span text:style-name="T6"><text:s text:c="15"/>retExpr = expr;</text:span></text:p>
      <text:p text:style-name="P2"><text:span text:style-name="T6"><text:s text:c="9"/>}</text:span></text:p>
      <text:p text:style-name="P2"><text:span text:style-name="T6"><text:s text:c="4"/>}</text:span></text:p>
      <text:p text:style-name="P2"><text:span text:style-name="T6"><text:s text:c="4"/></text:span></text:p>
      <text:p text:style-name="P2"><text:span text:style-name="T6"><text:s text:c="4"/>return retExpr</text:span></text:p>
      <text:p text:style-name="P2"><text:span text:style-name="T6">}</text:span></text:p>
      <text:p text:style-name="P2"><text:span text:style-name="T6"><text:s text:c="15"/></text:span></text:p>
      <text:p text:style-name="P2">Expression parseVARARRCALL() { </text:p>
      <text:p text:style-name="P2"><text:s text:c="5"/>// Et navn med valgfri argument-parentes etter. <text:s/>Er også det som kan stå etter DOT</text:p>
      <text:p text:style-name="P2"><text:s text:c="4"/>// Altså: Enkelt-variabel, array-aksess eller prosedyre-kall. 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nb" fo:country="NO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nb" fo:country="NO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nb" style:country-asian="NO" style:font-name-complex="Times New Roman1" style:font-size-complex="12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Code" style:display-name="HTML Code" style:family="text" style:parent-style-name="Default_20_Paragraph_20_Font">
      <style:text-properties style:font-name="Courier New" fo:font-size="10pt" style:font-name-asian="Times New Roman1" style:font-size-asian="10pt" style:font-name-complex="Courier New1" style:font-size-complex="10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relativetime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in Krogdahl</meta:initial-creator>
    <dc:creator>Stein Krogdahl</dc:creator>
    <meta:editing-cycles>19</meta:editing-cycles>
    <meta:print-date>2018-05-28T12:03:00</meta:print-date>
    <meta:creation-date>2018-05-27T14:11:00</meta:creation-date>
    <dc:date>2018-05-31T16:57:00</dc:date>
    <meta:editing-duration>PT17M9S</meta:editing-duration>
    <meta:generator>OpenOffice/4.1.5$Win32 OpenOffice.org_project/415m1$Build-9789</meta:generator>
    <meta:document-statistic meta:table-count="0" meta:image-count="0" meta:object-count="0" meta:page-count="4" meta:paragraph-count="128" meta:word-count="1162" meta:character-count="7796"/>
    <meta:user-defined meta:name="AppVersion">14.0000</meta:user-defined>
    <meta:user-defined meta:name="Company">University of Osl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